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Google Sans Text" officeooo:rsid="000909fb" officeooo:paragraph-rsid="000909fb"/>
    </style:style>
    <style:style style:name="P2" style:family="paragraph" style:parent-style-name="Text_20_body">
      <style:text-properties officeooo:rsid="000909fb" officeooo:paragraph-rsid="000909fb"/>
    </style:style>
    <style:style style:name="P3" style:family="paragraph" style:parent-style-name="Standard">
      <style:text-properties officeooo:rsid="000909fb" officeooo:paragraph-rsid="000909fb"/>
    </style:style>
    <style:style style:name="P4" style:family="paragraph" style:parent-style-name="Standard">
      <style:text-properties officeooo:rsid="000909fb" officeooo:paragraph-rsid="000af261"/>
    </style:style>
    <style:style style:name="P5" style:family="paragraph" style:parent-style-name="Standard">
      <style:text-properties officeooo:rsid="000af261" officeooo:paragraph-rsid="000af261"/>
    </style:style>
    <style:style style:name="T1" style:family="text">
      <style:text-properties officeooo:rsid="000d70c5"/>
    </style:style>
    <style:style style:name="T2" style:family="text">
      <style:text-properties officeooo:rsid="000cc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es?</text:p>
      <text:p text:style-name="P1"/>
      <text:p text:style-name="P1">Es un paradigma de programación que define los programas en términos de "clases de objetos", objetos que son entidades que combinan estado (propiedades o datos), comportamiento (procedimientos o métodos) e identidad (propiedad del objeto que lo diferencia del resto).</text:p>
      <text:p text:style-name="P2"/>
      <text:p text:style-name="P3">¿Qué significa paradigma?</text:p>
      <text:p text:style-name="P3"/>
      <text:p text:style-name="P3">Un paradigma es una metodología que intenta unificar y simplificar la manera en que se resuelve un cierto grupo de problemas. En el contexto de la programación, un paradigma es un conjunto de principios y métodos que sirven para resolver los problemas a los que se enfrentan los desarrolladores de software al construir sistemas grandes y complejos.</text:p>
      <text:p text:style-name="P3"/>
      <text:p text:style-name="P3">Existen varios paradigmas de programación:</text:p>
      <text:p text:style-name="P3"/>
      <text:p text:style-name="P3">* **El estructurado.** Se basa en estructuras de control de flujo de programa (por ejemplo, si/entonces/si no, para y mientras). No se hacen "saltos" de un lugar a otro dentro de una rutina. De esta manera, los programas son más fáciles de entender.</text:p>
      <text:p text:style-name="P3">* **El funcional.** Se programa con funciones y sus llamados correspondientes. El código con funciones pequeñas queda muy claro y promueve la reutilización.</text:p>
      <text:p text:style-name="P4">* **El orientado a objetos.** Los programas trabajan con base en unidades llamadas objetos, los cuales siguen una serie de principios que veremos más adelante.}</text:p>
      <text:p text:style-name="P4"/>
      <text:p text:style-name="P4">Ventajas:</text:p>
      <text:p text:style-name="P3">* Fomenta la reutilización y extensión del código.</text:p>
      <text:p text:style-name="P3">* Permite crear sistemas más complejos.</text:p>
      <text:p text:style-name="P3">* Relaciona el sistema al mundo real.</text:p>
      <text:p text:style-name="P3">* Facilita la creación de programas visuales.</text:p>
      <text:p text:style-name="P3">* Construcción de prototipos.</text:p>
      <text:p text:style-name="P3">* Agiliza el desarrollo de software.</text:p>
      <text:p text:style-name="P3">* Facilita el trabajo en equipo.</text:p>
      <text:p text:style-name="P3">* Facilita el mantenimiento del software.</text:p>
      <text:p text:style-name="P3"/>
      <text:p text:style-name="P5">The text on the slide reads:</text:p>
      <text:p text:style-name="P5"/>
      <text:p text:style-name="P5"/>
      <text:p text:style-name="P5"><text:soft-page-break/></text:p>
      <text:p text:style-name="P5">**Actividad.**</text:p>
      <text:p text:style-name="P5"/>
      <text:p text:style-name="P5">Agrega al menos 3 atributos y 3 métodos a los siguientes objetos:</text:p>
      <text:p text:style-name="P5"/>
      <text:p text:style-name="P5">* robot_limpieza_autonomo</text:p>
      <text:p text:style-name="P5"><text:s text:c="7"/>Atributos:</text:p>
      <text:p text:style-name="P5"><text:tab/>Material</text:p>
      <text:p text:style-name="P5"><text:tab/>Capacidad de bateria</text:p>
      <text:p text:style-name="P5"><text:tab/>Camara</text:p>
      <text:p text:style-name="P5"><text:s text:c="6"/>Metodos:</text:p>
      <text:p text:style-name="P5"><text:tab/>avanzar </text:p>
      <text:p text:style-name="P5"><text:tab/>Recordar por donde ya paso</text:p>
      <text:p text:style-name="P5"><text:tab/>calcular cuanta vateria le queda </text:p>
      <text:p text:style-name="P5"><text:tab/>recordar su punto de carga</text:p>
      <text:p text:style-name="P5">* drone_delivery</text:p>
      <text:p text:style-name="P5"><text:tab/>Atributo:</text:p>
      <text:p text:style-name="P5"><text:tab/><text:tab/>Capacidad de Carga</text:p>
      <text:p text:style-name="P5"><text:tab/><text:tab/>Tamaño de la Bateria</text:p>
      <text:p text:style-name="P5"><text:tab/><text:tab/>Gps</text:p>
      <text:p text:style-name="P5"><text:tab/>Metodos:</text:p>
      <text:p text:style-name="P5"><text:tab/><text:tab/>Ajustar la velocidad los rotores</text:p>
      <text:p text:style-name="P5"><text:tab/><text:tab/>Ubicarse con su GPS</text:p>
      <text:p text:style-name="P5"><text:tab/><text:tab/>Metodo de atrisages variables</text:p>
      <text:p text:style-name="P5">* hospital_inteligente</text:p>
      <text:p text:style-name="P5"><text:tab/>Atributo:</text:p>
      <text:p text:style-name="P5"><text:tab/><text:tab/><text:span text:style-name="T1">Conectividad</text:span></text:p>
      <text:p text:style-name="P5"><text:tab/><text:tab/><text:span text:style-name="T1">Maquinaria</text:span></text:p>
      <text:p text:style-name="P5"><text:tab/><text:tab/><text:span text:style-name="T2">Luz</text:span></text:p>
      <text:p text:style-name="P5"><text:tab/><text:span text:style-name="T2">Metodos:</text:span></text:p>
      <text:p text:style-name="P5"><text:tab/><text:tab/><text:span text:style-name="T2">Apagar las luzes autimaticamente</text:span></text:p>
      <text:p text:style-name="P5"><text:tab/><text:tab/><text:span text:style-name="T2">Prender el aire automaticamente </text:span></text:p>
      <text:p text:style-name="P5"><text:tab/><text:tab/><text:span text:style-name="T2">Verificar integridad de los pasientes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2:23:30.352837017</meta:creation-date>
    <dc:date>2025-09-11T12:55:01.836121572</dc:date>
    <meta:editing-duration>PT3M32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2" meta:paragraph-count="48" meta:word-count="337" meta:character-count="2217" meta:non-whitespace-character-count="1877"/>
  </office:meta>
</office:document-meta>
</file>